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ru" fo:country="RU" style:font-size-asian="9pt" style:font-name-complex="Arial" style:font-size-complex="9pt"/>
    </style:style>
    <style:style style:name="T72" style:family="text">
      <style:text-properties style:font-name="sans-serif" fo:font-size="6pt" fo:language="en" fo:country="US" style:font-size-asian="6pt" style:font-name-complex="Arial" style:font-size-complex="6pt"/>
    </style:style>
    <style:style style:name="T73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4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5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 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3"> <text:s/></text:span></text:span><text:span text:style-name="T70">i</text:span><text:span text:style-name="T71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1"><text:line-break/><text:tab/>-</text:span><text:span text:style-name="Знак_20_примечания"><text:span text:style-name="T73"> <text:s/></text:span></text:span><text:span text:style-name="T70">i</text:span><text:span text:style-name="T71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2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5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5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5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6"><text:tab/>-</text:span><text:span text:style-name="Знак_20_примечания"><text:span text:style-name="T74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4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4"> <text:s/>g</text:span></text:span><text:span text:style-name="T76">amma radiation background<text:tab/><text:tab/><text:tab/><text:tab/>$bground <text:s/></text:span><text:span text:style-name="T79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$;<text:line-break/><text:tab/>- $eng_facility_130$.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33">—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7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32:10.80</dc:date>
    <meta:editing-duration>P3DT15H44M11S</meta:editing-duration>
    <meta:editing-cycles>458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9"/>
  </office:meta>
</office:document-meta>
</file>